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dd49a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fad3a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245c1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dd49a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17fa6" officeooo:paragraph-rsid="00217fa6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45c1a" officeooo:paragraph-rsid="00245c1a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f8205" officeooo:paragraph-rsid="0024cab5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245c1a" officeooo:paragraph-rsid="00245c1a"/>
    </style:style>
    <style:style style:name="T1" style:family="text">
      <style:text-properties officeooo:rsid="001a99be"/>
    </style:style>
    <style:style style:name="T2" style:family="text">
      <style:text-properties officeooo:rsid="001de187"/>
    </style:style>
    <style:style style:name="T3" style:family="text">
      <style:text-properties officeooo:rsid="002364c9"/>
    </style:style>
    <style:style style:name="T4" style:family="text">
      <style:text-properties officeooo:rsid="0024ca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<text:tab/>DAW 2</text:p>
      <text:p text:style-name="Standard"/>
      <text:p text:style-name="Standard"/>
      <text:p text:style-name="P1"/>
      <text:p text:style-name="P2">1. Hacer una página que muestre un cronómetro <text:span text:style-name="T1">con la forma hh:mm:ss haciendo uso de </text:span>las imágenes de los números contenidas en los ficheros cero.jpg, uno.jpg, dos.jpg, … nueve.jpg <text:span text:style-name="T1">y dospuntos.jpg. Deberá hacerse uso del reloj del sistema.</text:span></text:p>
      <text:p text:style-name="P1"/>
      <text:p text:style-name="P1"/>
      <text:p text:style-name="P6"/>
      <text:p text:style-name="P3">2. Crear una página que contenga un formulario con un contador de visitas (que debe incrementarse al cargar la página), cuatro cuadros de verificación (checkbox) y un botón “Guardar datos” que permitirá guardar en una cookie el estado de los cuadros, que será leído y establecido al cargar la página. La forma el formulario puede ser:</text:p>
      <text:p text:style-name="P6"/>
      <text:p text:style-name="P6">&lt;form name="miFormulario" method="post" action="otraPage.html"&gt;</text:p>
      <text:p text:style-name="P6">&lt;input type="checkbox" name="regalos" value="1" id="balon" &gt;Balón&lt;br /&gt;</text:p>
      <text:p text:style-name="P6">&lt;input type="checkbox" name="regalos" value="2" id="pelota" &gt;Pelota&lt;br /&gt;</text:p>
      <text:p text:style-name="P6">&lt;input type="checkbox" name="regalos" value="3" id="bici" &gt;Bicicleta&lt;br /&gt;</text:p>
      <text:p text:style-name="P6">&lt;input type="checkbox" name="regalos" value="4" id="raqueta" &gt; Raqueta &lt;br /&gt;</text:p>
      <text:p text:style-name="P6"><text:span text:style-name="T2">Es su visita número</text:span>: &lt;input type="text" name="contador" size=<text:span text:style-name="T2">3</text:span> readonly="" value=1&gt; </text:p>
      <text:p text:style-name="P3">&lt;input type="button" value="Guardar datos" . . .</text:p>
      <text:p text:style-name="P3"/>
      <text:p text:style-name="P9">Los valores se mantendrán durante 6 meses (aprox.). La cadena para guardar la cookie se forma con: <text:s text:c="2"/>"variable=" + valor + "; expires=" + fechaCaducidad.toUTCString();</text:p>
      <text:p text:style-name="P3"/>
      <text:p text:style-name="P7">3. Crear una página que contenga <text:span text:style-name="T3">cuatro</text:span> párrafos, Cada vez que se pulse con el ratón sobre uno de ellos el color de la letra del párrafo sobre el que se ha pulsado se volverá rojo y el de los demás se volverá azul; además permitirá cambiar el contenido del párrafo pidiendo que se introduzca un nuevo contenido por teclado.</text:p>
      <text:p text:style-name="P3"/>
      <text:p text:style-name="P4"/>
      <text:p text:style-name="P8">4. Hacer una página que contenga inicialmente una tabla de 2 filas y 3 columnas con cualquier contenido. Además tendrá:</text:p>
      <text:p text:style-name="P8"/>
      <text:list xml:id="list6050994001744893778" text:style-name="L1">
        <text:list-item>
          <text:p text:style-name="P10">Un botón “Añadir fila” que añadirá a la tabla una fila con tres columnas <text:span text:style-name="T4">teniendo cada celda como contenido la cadena “Contenido”</text:span>.</text:p>
        </text:list-item>
        <text:list-item>
          <text:p text:style-name="P10">Un botón “Eliminar fila” que pedirá el número de la fila a eliminar y eliminará la fila correspondiente.</text:p>
        </text:list-item>
      </text:list>
      <text:p text:style-name="P5"/>
      <text:p text:style-name="P3"/>
      <text:p text:style-name="P1"/>
      <text:p text:style-name="P2">NOTA.- Valor de cada ejercicio: 2,5 pu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3-01T01:13:56</meta:creation-date>
    <dc:date>2015-06-09T10:49:09.834472057</dc:date>
    <meta:editing-duration>PT2H51M23S</meta:editing-duration>
    <meta:editing-cycles>18</meta:editing-cycles>
    <meta:generator>LibreOffice/4.2.7.2$Linux_X86_64 LibreOffice_project/420m0$Build-2</meta:generator>
    <meta:print-date>2015-06-09T10:36:48.350337530</meta:print-date>
    <meta:document-statistic meta:table-count="0" meta:image-count="0" meta:object-count="0" meta:page-count="1" meta:paragraph-count="16" meta:word-count="303" meta:character-count="2067" meta:non-whitespace-character-count="1779"/>
  </office:meta>
</office:document-meta>
</file>